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Roman101" svg:font-family="LMRoman10" style:font-pitch="variable"/>
    <style:font-face style:name="LMRoman10" svg:font-family="LMRoman10" style:font-adornments="Standard"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2" style:family="paragraph" style:parent-style-name="Standard">
      <style:paragraph-properties fo:text-align="start" style:justify-single-word="false"/>
      <style:text-properties style:font-name="LMRoman101" fo:font-size="6.5pt" fo:font-style="normal" officeooo:paragraph-rsid="000f7d68" style:font-size-asian="6.5pt" style:font-style-asian="normal" style:font-size-complex="6.5pt" style:font-style-complex="normal"/>
    </style:style>
    <style:style style:name="P3" style:family="paragraph" style:parent-style-name="Standard">
      <style:text-properties officeooo:rsid="0028f268" officeooo:paragraph-rsid="0028f268"/>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cm" fo:margin-right="-0.026cm" fo:text-align="justify" style:justify-single-word="false" fo:text-indent="0cm" style:auto-text-indent="false"/>
    </style:style>
    <style:style style:name="P6" style:family="paragraph" style:parent-style-name="Signature">
      <style:paragraph-properties fo:margin-left="0cm" fo:margin-right="0cm" fo:text-align="justify" style:justify-single-word="false" fo:text-indent="0cm" style:auto-text-indent="false"/>
    </style:style>
    <style:style style:name="P7" style:family="paragraph" style:parent-style-name="Opening">
      <style:paragraph-properties fo:text-align="justify" style:justify-single-word="false"/>
    </style:style>
    <style:style style:name="P8" style:family="paragraph" style:parent-style-name="Date">
      <style:paragraph-properties fo:text-align="justify" style:justify-single-word="false"/>
    </style:style>
    <style:style style:name="P9" style:family="paragraph" style:parent-style-name="Date">
      <style:paragraph-properties fo:text-align="end" style:justify-single-word="false"/>
    </style:style>
    <style:style style:name="P10" style:family="paragraph" style:parent-style-name="Header_20_right">
      <style:text-properties officeooo:paragraph-rsid="00085e9a"/>
    </style:style>
    <style:style style:name="P11" style:family="paragraph" style:parent-style-name="Text_20_body">
      <style:paragraph-properties fo:text-align="justify" style:justify-single-word="false"/>
      <style:text-properties officeooo:paragraph-rsid="0028f268"/>
    </style:style>
    <style:style style:name="P12" style:family="paragraph" style:parent-style-name="Text_20_body">
      <style:paragraph-properties fo:text-align="justify" style:justify-single-word="false"/>
      <style:text-properties officeooo:rsid="0028f268" officeooo:paragraph-rsid="0028f268"/>
    </style:style>
    <style:style style:name="P13" style:family="paragraph" style:parent-style-name="Subject">
      <style:paragraph-properties fo:text-align="justify" style:justify-single-word="false"/>
      <style:text-properties officeooo:rsid="0028f268" officeooo:paragraph-rsid="0028f268"/>
    </style:style>
    <style:style style:name="P14" style:family="paragraph" style:parent-style-name="Date" style:master-page-name="First_20_Page">
      <style:paragraph-properties fo:text-align="justify" style:justify-single-word="false" style:page-number="auto"/>
    </style:style>
    <style:style style:name="P15" style:family="paragraph" style:parent-style-name="Footer">
      <style:paragraph-properties fo:text-align="center" style:justify-single-word="false"/>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 style:family="paragraph">
      <style:paragraph-properties fo:text-align="center"/>
    </style:style>
    <style:style style:name="T1" style:family="text">
      <style:text-properties style:text-underline-style="none" officeooo:rsid="00026923"/>
    </style:style>
    <style:style style:name="T2" style:family="text">
      <style:text-properties officeooo:rsid="00026923"/>
    </style:style>
    <style:style style:name="T3" style:family="text">
      <style:text-properties officeooo:rsid="0028f268"/>
    </style:style>
    <style:style style:name="T4"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left="none" fo:border-right="none" fo:border-top="none" fo:border-bottom="0.002cm solid #000000" style:shadow="none">
        <style:background-image/>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3cm" svg:y="5.084cm" svg:width="7.444cm" draw:z-index="0">
        <draw:text-box fo:min-height="2.512cm">
          <text:p text:style-name="Standard"/>
          <text:p text:style-name="P3">Institut für lateinische Übersetzungen </text:p>
          <text:p text:style-name="P3">Augustusstraße 21 </text:p>
          <text:p text:style-name="P3">12345 Neustadt</text:p>
        </draw:text-box>
      </draw:frame>
      <draw:frame draw:style-name="fr2" draw:name="Sender Address Repeated" text:anchor-type="page" text:anchor-page-number="1" svg:x="2.11cm" svg:y="4.45cm" fo:min-width="0.739cm" draw:z-index="2">
        <draw:text-box fo:min-height="0.593cm">
          <text:section text:style-name="Sect1" text:name="Sender Address Repeated">
            <text:p text:style-name="P1"/>
          </text:section>
          <text:p text:style-name="P2"><text:span text:style-name="T2"><text:sender-firstname text:fixed="false">Wilhelm</text:sender-firstname></text:span><text:span text:style-name="T2"> </text:span><text:span text:style-name="T2"><text:sender-lastname text:fixed="false">Müller</text:sender-lastname></text:span><text:span text:style-name="T2"> </text:span><text:span text:style-name="T1">⋅</text:span><text:span text:style-name="T2"> </text:span><text:span text:style-name="T2"><text:sender-street text:fixed="false">Hauptstraße 42</text:sender-street></text:span><text:span text:style-name="T2"> </text:span><text:span text:style-name="T1">⋅</text:span><text:span text:style-name="T2"> </text:span><text:span text:style-name="T2"><text:sender-postal-code text:fixed="false">12345</text:sender-postal-code></text:span><text:span text:style-name="T2"> </text:span><text:span text:style-name="T2"><text:sender-city text:fixed="false">Neustadt</text:sender-city></text:span></text:p>
        </draw:text-box>
      </draw:frame>
      <draw:frame draw:style-name="fr3" draw:name="Sender Address" text:anchor-type="page" text:anchor-page-number="1" svg:x="2.014cm" svg:y="1.205cm" svg:width="16.986cm" draw:z-index="1">
        <draw:text-box fo:min-height="3.247cm">
          <text:section text:style-name="Sect1" text:name="Sender Address">
            <text:p text:style-name="Heading"><office:annotation><dc:creator>Unbekannter Autor</dc:creator><dc:date>2013-01-02T04:23:43</dc:date><text:p text:style-name="P16"><text:span text:style-name="T4">Diese Kommentare können im Menü unter Ansicht &gt; Kommentare ein-/ausgeblendet werden.</text:span></text:p></office:annotation><text:sender-firstname text:fixed="false">Wilhelm</text:sender-firstname> <text:sender-lastname text:fixed="false">Müller</text:sender-lastname><office:annotation><dc:creator>Unbekannter Autor</dc:creator><dc:date>2013-01-02T04:35:25</dc:date><text:p text:style-name="P16"><text:span text:style-name="T4">Die verwendete Schriftart Latin Modern gibt es unter </text:span><text:span text:style-name="T4"><text:a xlink:href="http://www.gust.org.pl/projects/e-foundry/latin-modern/">http://www.gust.org.pl/projects/e-foundry/latin-modern/</text:a></text:span></text:p></office:annotation></text:p>
            <text:p text:style-name="P10"><text:sender-street text:fixed="false">Hauptstraße 42</text:sender-street></text:p>
            <text:p text:style-name="P10"><text:sender-postal-code text:fixed="false">12345</text:sender-postal-code> <text:sender-city text:fixed="false">Neustadt</text:sender-city></text:p>
            <text:p text:style-name="Header_20_right">Telefon: <text:sender-phone-private text:fixed="false">+49 1234 56789</text:sender-phone-private></text:p>
            <text:p text:style-name="Header_20_right">E-Mail: <text:sender-email text:fixed="false">info@wilhelm-mueller.de</text:sender-email><office:annotation><dc:creator>Unbekannter Autor</dc:creator><dc:date>2013-01-02T04:23:46</dc:date><text:p text:style-name="P16"><text:span text:style-name="T4">Die Absenderdaten werden im Menü unter Extras &gt; Optionen… &gt; OpenOffice.org &gt; Benutzerdaten eingetragen.</text:span></text:p></office:annotation></text:p>
          </text:section>
        </draw:text-box>
      </draw:frame>
      <draw:frame draw:style-name="fr4" draw:name="Bend Marks" text:anchor-type="page" text:anchor-page-number="1" svg:x="0.499cm" svg:y="9.5cm" svg:width="1cm" svg:height="12cm" draw:z-index="3">
        <draw:text-box>
          <text:section text:style-name="Sect1" text:name="Bend Marks">
            <text:p text:style-name="P4"><draw:line text:anchor-type="paragraph" draw:z-index="4" draw:style-name="gr1" draw:text-style-name="P17" svg:x1="0cm" svg:y1="10.5cm" svg:x2="0.75cm" svg:y2="10.5cm"><text:p/></draw:line><draw:line text:anchor-type="paragraph" draw:z-index="5" draw:style-name="gr1" draw:text-style-name="P17" svg:x1="0cm" svg:y1="21.001cm" svg:x2="0.75cm" svg:y2="21.001cm"><text:p/></draw:line><draw:line text:anchor-type="paragraph" draw:z-index="6" draw:style-name="gr1" draw:text-style-name="P17" svg:x1="0cm" svg:y1="14.85cm" svg:x2="0.499cm" svg:y2="14.85cm"><text:p/></draw:line></text:p>
          </text:section>
          <text:p text:style-name="P4"/>
        </draw:text-box>
      </draw:frame>
      <text:p text:style-name="P14"/>
      <text:p text:style-name="P8"/>
      <text:p text:style-name="P9"><text:date style:data-style-name="N81" text:date-value="2013-01-04T08:21:15">4. Januar 2013</text:date></text:p>
      <text:section text:style-name="Sect1" text:name="Subject Line">
        <text:p text:style-name="P13">Unterstützung beim Übersetzen eines lateinischen Textes</text:p>
      </text:section>
      <text:p text:style-name="P7"><text:user-field-get text:name="Salutation">Sehr geehrte Damen und Herren</text:user-field-get>,</text:p>
      <text:p text:style-name="P12">folgender Text wurde mir vor wenigen Tagen anonym per Post zugestellt: </text:p>
      <text:p text:style-name="P12">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12">-- </text:p>
      <text:p text:style-name="P1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1"><text:span text:style-name="T3">Nam liber tempor cum soluta nobis eleifend option congue nihil imperdiet doming id quod mazim placerat facer possim assum. Lorem ipsum dolor sit amet, consectetuer adipiscing elit, sed diam nonummy nibh euismod tincidunt ut laoreet dolore magna aliquam erat volutpat. Ut wisi </text:span><text:span text:style-name="T3">enim ad minim veniam, quis nostrud exerci tation ullamcorper suscipit lobortis nisl ut aliquip ex ea commodo consequat. </text:span></text:p>
      <text:p text:style-name="P12">Duis autem vel eum iriure dolor in hendrerit in vulputate velit esse molestie consequat, vel illum dolore eu feugiat nulla facilisis. </text:p>
      <text:p text:style-name="P12"><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1"><text:span text:style-name="T3">Seither bin ich am Rätseln, was man mir damit sagen will. Können Sie mir weiterhelfen? Bitte nehmen Sie Kontakt zu mir auf.</text:span><office:annotation><dc:creator>Unbekannter Autor</dc:creator><dc:date>2013-01-02T04:24:18</dc:date><text:p text:style-name="P16"><text:span text:style-name="T4">Damit die automatische <text:s/>Silbentrennung funktioniert, muss ein deutsches Wörterbuch installiert sein. Falls dies nicht der Fall ist, gibt es Wörterbücher zum Herunterladen unter </text:span><text:span text:style-name="T4"><text:a xlink:href="http://extensions.openoffice.org/de/dictionaries">http://extensions.openoffice.org/de/dictionaries</text:a></text:span></text:p></office:annotation></text:p>
      <text:p text:style-name="P5"><text:user-field-get text:name="Greeting">Mit freundlichen Grüßen</text:user-field-get></text:p>
      <text:p text:style-name="P6"><text:sender-firstname text:fixed="false">Wilhelm</text:sender-firstname> <text:sender-lastname text:fixed="false">Müller</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lbany" svg:font-family="Albany"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LMRoman101" svg:font-family="LMRoman10" style:font-pitch="variable"/>
    <style:font-face style:name="LMRoman10" svg:font-family="LMRoman10" style:font-adornments="Standard"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90%" fo:text-align="justify" style:justify-single-word="false" fo:orphans="2" fo:widows="2" fo:hyphenation-ladder-count="no-limit" style:page-number="auto"/>
      <style:text-properties style:use-window-font-color="true" style:font-name="LMRoman10" fo:font-size="11pt" fo:letter-spacing="0.004cm" fo:language="de" fo:country="DE" style:letter-kerning="true" fo:hyphenate="true" fo:hyphenation-remain-char-count="2" fo:hyphenation-push-char-count="2"/>
    </style:style>
    <style:style style:name="Text_20_body" style:display-name="Text body" style:family="paragraph" style:parent-style-name="Standard" style:class="text">
      <style:paragraph-properties fo:margin-top="0cm" fo:margin-bottom="0.499cm"/>
      <style:text-properties style:font-name="LMRoman10"/>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text-properties fo:font-size="11pt"/>
    </style:style>
    <style:style style:name="Signature" style:family="paragraph" style:parent-style-name="Standard" style:next-style-name="Standard" style:class="text">
      <style:paragraph-properties fo:margin-left="8.5cm" fo:margin-right="0cm" fo:margin-top="0cm" fo:margin-bottom="0cm"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LMRoman10"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end" style:justify-single-word="false" fo:background-color="transparent" fo:padding="0cm" fo:border="none">
        <style:tab-stops>
          <style:tab-stop style:position="8.498cm" style:type="center"/>
          <style:tab-stop style:position="16.999cm" style:type="right"/>
        </style:tab-stops>
        <style:background-image/>
      </style:paragraph-properties>
      <style:text-properties style:font-name="Thorndale1"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fo:text-indent="0cm" style:auto-text-indent="false"/>
    </style:style>
    <style:style style:name="Index_20_2" style:display-name="Index 2" style:family="paragraph" style:parent-style-name="Index" style:class="index">
      <style:paragraph-properties fo:margin-left="0.499cm" fo:margin-right="0cm" fo:margin-top="0cm" fo:margin-bottom="0cm" fo:text-indent="0cm" style:auto-text-indent="false"/>
    </style:style>
    <style:style style:name="Index_20_3" style:display-name="Index 3" style:family="paragraph" style:parent-style-name="Index" style:class="index">
      <style:paragraph-properties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Date" style:family="paragraph" style:parent-style-name="Standard">
      <style:paragraph-properties fo:margin-left="8.5cm" fo:margin-right="0cm" fo:margin-top="0cm" fo:margin-bottom="1.27cm" fo:text-align="end" style:justify-single-word="false"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1</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
        <text:p text:style-name="MP1">Seite <text:page-number style:num-format="1" text:select-page="current">1</text:page-number> von <text:page-count>2</text:page-count></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Privatbrief im LaTeX-Stil mit Empfängeranschrift im Sichtfenster und automatischer Silbentrennung</dc:title>
    <dc:description>Privatbrief im LaTeX-Stil mit Empfängeranschrift im Sichtfenster und automatischer Silbentrennung. Verwendet Schriftart Latin Modern (verfügbar unter http://www.gust.org.pl/projects/e-foundry/latin-modern/ oder als Debian-Paket lmodern). Zur korrekten Anzeige müssen die Benutzerdaten in den Einstellungen eingetragen und ein deutsches Wörterbuch (http://extensions.openoffice.org/de/dictionaries) für die Silbentrennung installiert sein.

Beispielbrief als PDF: http://users.simified.de/~micha/openoffice-vorlagen/Brief_LaTeX.pdf

Erstellt von Michael Fiedler</dc:description>
    <meta:creation-date>2013-01-03T02:39:41</meta:creation-date>
    <dc:language>en-US</dc:language>
    <meta:editing-cycles>5</meta:editing-cycles>
    <meta:editing-duration>PT00H06M31S</meta:editing-duration>
    <dc:subject>Privatbrief im LaTeX-Stil mit Empfängeranschrift im Sichtfenster und automatischer Silbentrennung. Verwendet Schriftart Latin Modern.</dc:subject>
    <meta:keyword>Brief</meta:keyword>
    <meta:keyword>Korrespondenz</meta:keyword>
    <meta:keyword>Latin Modern</meta:keyword>
    <meta:keyword>LaTeX</meta:keyword>
    <meta:initial-creator>Wilhelm Müller</meta:initial-creator>
    <dc:date>2013-01-04T08:21:15</dc:date>
    <dc:creator>Wilhelm Müller</dc:creator>
    <meta:document-statistic meta:table-count="0" meta:image-count="0" meta:object-count="0" meta:page-count="2" meta:paragraph-count="26" meta:word-count="655" meta:character-count="4082"/>
    <meta:user-defined meta:name="Info 1"/>
    <meta:user-defined meta:name="Info 2"/>
    <meta:user-defined meta:name="Info 3"/>
    <meta:user-defined meta:name="License">&lt;a href="http://templates.services.openoffice.org/bsd-license"&gt;BSD&lt;/a&gt;</meta:user-defined>
    <meta:template xlink:type="simple" xlink:actuate="onRequest" xlink:title="Privatbrief im LaTeX-Stil mit Empfängeranschrift im Sichtfenster und automatischer Silbentrennung" xlink:href="../../../../../.openoffice.org/3/user/template/Brief_LaTeX.ott" meta:date="2013-01-04T08:18:40"/>
  </office:meta>
</office:document-meta>
</file>